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7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4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36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37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3">
            <text:p>0522 <text:s/>1316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3">
            <text:p>0522 <text:s/>1316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3">
            <text:p>0522 <text:s/>1316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3">
            <text:p>0522 <text:s/>1316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4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4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4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4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4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4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4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4">
            <text:p>0522 <text:s/>13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午後４時に、終わ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5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5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5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5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5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5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5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6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6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6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6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6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6">
            <text:p>0522 <text:s/>13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7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7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7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7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7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7">
            <text:p>0522 <text:s/>13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7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 office:value-type="date" office:date-value="2021-05-19T10:22:43.07">
            <text:p>0519</text:p>
          </table:table-cell>
          <table:table-cell table:style-name="ce8"/>
          <table:table-cell table:style-name="ce9" office:value-type="string">
            <text:p>上の階へ行きます。下の階から来ました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7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 office:value-type="date" office:date-value="2021-05-21T10:28:54.819999">
            <text:p>0521</text:p>
          </table:table-cell>
          <table:table-cell table:style-name="ce8"/>
          <table:table-cell table:style-name="ce9" office:value-type="string">
            <text:p>今日は、雨が降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7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救急車を呼び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7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病院に行き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2T13:16:39.78">
            <text:p>0522 <text:s/>131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22T13:16:39.78">
            <text:p>2021/5/22 13:16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2T13:16:39.78">
            <text:p>0522 <text:s/>1316</text:p>
          </table:table-cell>
          <table:table-cell table:style-name="ce6" table:formula="of:=NOW()" office:value-type="date" office:date-value="2021-05-22T13:16:39.78">
            <text:p>0522 <text:s/>1316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2T13:16:39.78">
            <text:p>0522 <text:s/>13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41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5">
            <text:p>0522 <text:s/>1316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41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6">
            <text:p>0522 <text:s/>131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6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5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41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6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6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7">
            <text:p>0522 <text:s/>131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5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7">
            <text:p>0522 <text:s/>131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7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7">
            <text:p>0522 <text:s/>1316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7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7">
            <text:p>0522 <text:s/>1316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7">
            <text:p>0522 <text:s/>1316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41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7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7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6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41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8">
            <text:p>0522 <text:s/>13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5" office:value-type="string">
            <text:p>何時に終わるか、知っていますか。</text:p>
          </table:table-cell>
          <table:table-cell table:style-name="ce27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41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8">
            <text:p>0522 <text:s/>13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5" office:value-type="string">
            <text:p>今日はとても暑いです。</text:p>
          </table:table-cell>
          <table:table-cell table:style-name="ce27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41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88">
            <text:p>0522 <text:s/>13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">
            <text:p>0522 <text:s/>131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5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7" office:value-type="string">
            <text:p>it was sunday, May second.</text:p>
          </table:table-cell>
          <table:table-cell table:style-name="ce27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5"/>
          <table:table-cell table:style-name="ce27" office:value-type="string">
            <text:p>it was sunday, May second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5" office:value-type="string">
            <text:p>dowoom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5" office:value-type="string" table:number-columns-spanned="2" table:number-rows-spanned="1">
            <text:p>あなたの名前はなんですか？</text:p>
          </table:table-cell>
          <table:covered-table-cell table:style-name="ce27" office:value-type="string">
            <text:p>あなたの名前はなんですか？</text:p>
          </table:covered-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5" office:value-type="string" table:number-columns-spanned="2" table:number-rows-spanned="1">
            <text:p>水を飲みたいですか。何か食べたいですか。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">
            <text:p>0522 <text:s/>131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5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1">
            <text:p>0522 <text:s/>131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5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2">
            <text:p>0522 <text:s/>13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5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2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8" office:value-type="string">
            <text:p>a'thlathaaI / maayu</text:p>
          </table:table-cell>
          <table:table-cell table:style-name="ce27" office:value-type="string">
            <text:p>it was tuesday, fifth of May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2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5" office:value-type="string">
            <text:p>panjoo / mo_h[month / me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2">
            <text:p>0522 <text:s/>1316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9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</text:span><text:span text:style-name="T1">来て、どのくらい経ちますか？</text:span></text:p>
            <text:p><text:span text:style-name="T1"/></text:p>
          </table:table-cell>
          <table:covered-table-cell table:style-name="ce27"/>
          <table:table-cell table:style-name="ce40" office:value-type="string" table:number-columns-spanned="2" table:number-rows-spanned="1">
            <text:p>일본에 언제 왔습니까? / 일본에 얼마나 있었습니까?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30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3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30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3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5" office:value-type="string">
            <text:p>al'chaamisi / maayu</text:p>
          </table:table-cell>
          <table:table-cell table:style-name="ce27" office:value-type="string">
            <text:p>it was wednesday, fifth of May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5" office:value-type="string">
            <text:p>panjoom / ma_h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5" office:value-type="string" table:number-columns-spanned="2" table:number-rows-spanned="1">
            <text:p>もう一度言ってくださるでしょうか？</text:p>
          </table:table-cell>
          <table:covered-table-cell table:style-name="ce27"/>
          <table:table-cell table:style-name="ce25" office:value-type="string">
            <text:p>https://marisha39.com/phrase/phrase1314/</text:p>
          </table:table-cell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5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7"/>
          <table:table-cell table:style-name="ce11" office:value-type="string">
            <text:p>https://marisha39.com/grammar/umi_damyun/</text:p>
          </table:table-cell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5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7"/>
          <table:table-cell table:style-name="ce11" office:value-type="string">
            <text:p>https://marisha39.com/grammar/umi_damyun/</text:p>
          </table:table-cell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7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7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5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5" office:value-type="string" table:number-columns-spanned="2" table:number-rows-spanned="1">
            <text:p>это был четверг, шесто'е мая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31" office:value-type="string" table:number-columns-spanned="2" table:number-rows-spanned="1">
            <text:p>shino : 첫 번째 구멍을 잡고. 지금은 더 쉽습니다.</text:p>
          </table:table-cell>
          <table:covered-table-cell table:style-name="ce38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31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8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5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5"/>
          <table:table-cell table:style-name="ce27" office:value-type="string">
            <text:p>it was thursday, sixth of May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5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6">
            <text:p>0522 <text:s/>13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5" office:value-type="string" table:number-columns-spanned="2" table:number-rows-spanned="1">
            <text:p>ちょっと前までおられたが、どこに行かれて</text:p>
          </table:table-cell>
          <table:covered-table-cell table:style-name="ce27"/>
          <table:table-cell table:style-name="ce11"/>
          <table:table-cell table:style-name="ce41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22T13:16:39.96">
            <text:p>0522 <text:s/>13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5" office:value-type="string" table:number-columns-spanned="2" table:number-rows-spanned="1">
            <text:p>待っていましたが、お客さんが来ませんでした。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6">
            <text:p>0522 <text:s/>13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5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7"/>
          <table:table-cell table:style-name="ce11" office:value-type="string">
            <text:p>n: “元々休みだったけど”</text:p>
          </table:table-cell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6">
            <text:p>0522 <text:s/>13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5" office:value-type="string" table:number-columns-spanned="2" table:number-rows-spanned="1">
            <text:p>何時から始まるか、知っていますか。</text:p>
          </table:table-cell>
          <table:covered-table-cell table:style-name="ce27" office:value-type="string">
            <text:p>何時から始まるか、知っていますか。</text:p>
          </table:covered-table-cell>
          <table:table-cell table:style-name="ce38" office:value-type="string" table:number-columns-spanned="2" table:number-rows-spanned="1">
            <text:p>언제 시작되는지 아십니까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6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5" office:value-type="string" table:number-columns-spanned="2" table:number-rows-spanned="1">
            <text:p>how do you come here? do you use railway?</text:p>
          </table:table-cell>
          <table:covered-table-cell table:style-name="ce27" office:value-type="string">
            <text:p>how do you come here? do you use railway?</text:p>
          </table:covered-table-cell>
          <table:table-cell table:style-name="ce38" office:value-type="string" table:number-columns-spanned="2" table:number-rows-spanned="1">
            <text:p>여기에 어떻게 오나요? / 당신은 철도를 사용합니까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6">
            <text:p>0522 <text:s/>131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7">
            <text:p>0522 <text:s/>1316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5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7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5" office:value-type="string">
            <text:p>была пятница, седьмое мая.</text:p>
          </table:table-cell>
          <table:table-cell table:style-name="ce27" office:value-type="string">
            <text:p>it was friday, seventh of May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7">
            <text:p>0522 <text:s/>1316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2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8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5"/>
          <table:table-cell table:style-name="ce27" office:value-type="string">
            <text:p>it was friday, seventh of May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8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5" office:value-type="string">
            <text:p>dhumu'e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8">
            <text:p>0522 <text:s/>13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7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8">
            <text:p>0522 <text:s/>131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7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8">
            <text:p>0522 <text:s/>1316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9">
            <text:p>0522 <text:s/>131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9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5" office:value-type="string" table:number-columns-spanned="2" table:number-rows-spanned="1">
            <text:p>это была суббота, восьмое мая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9">
            <text:p>0522 <text:s/>13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5" office:value-type="string">
            <text:p>i kept my forth finger rather straight, instead of being bent. i kept it tight.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9">
            <text:p>0522 <text:s/>1316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32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9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5" office:value-type="string">
            <text:p>a'thaamini</text:p>
          </table:table-cell>
          <table:table-cell table:style-name="ce27" office:value-type="string">
            <text:p>it was saturday, eighth of May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9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9.99">
            <text:p>0522 <text:s/>131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">
            <text:p>0522 <text:s/>131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5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7" office:value-type="string">
            <text:p>今日は、コンクリートがとても多い。いつ終わるか？</text:p>
          </table:covered-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">
            <text:p>0522 <text:s/>131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5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5" office:value-type="string" table:number-columns-spanned="2" table:number-rows-spanned="1">
            <text:p>Potem, kiedy odwróciłem rękę, spadła na ziemię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1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1">
            <text:p>0522 <text:s/>131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1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32" office:value-type="string" table:number-columns-spanned="2" table:number-rows-spanned="1">
            <text:p>특히 어제는 아름다운 소리를 날려주는 운동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1">
            <text:p>0522 <text:s/>1316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2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1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5"/>
          <table:table-cell table:style-name="ce27" office:value-type="string">
            <text:p>it was sunday, ninth of May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1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1">
            <text:p>0522 <text:s/>13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7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1">
            <text:p>0522 <text:s/>131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7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2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5" office:value-type="string" table:number-columns-spanned="2" table:number-rows-spanned="1">
            <text:p>Dwa. / Podszedłem do placu zabaw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2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5" office:value-type="string" table:number-columns-spanned="2" table:number-rows-spanned="1">
            <text:p>Lewa ręka. Wczoraj pieniądze podrapały mi grzbiet dłoni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2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5" office:value-type="string" table:number-columns-spanned="2" table:number-rows-spanned="1">
            <text:p>Na miejsce zranienia zakładany jest bandaż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2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2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32" office:value-type="string" table:number-columns-spanned="2" table:number-rows-spanned="1">
            <text:p>저는 이전 세션에서 작곡 한 내용을 계속했습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2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5" office:value-type="string">
            <text:p>ithnayni / al'AAshri</text:p>
          </table:table-cell>
          <table:table-cell table:style-name="ce27" office:value-type="string">
            <text:p>it was monday, the tenth of May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2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5" office:value-type="string">
            <text:p>dahoom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2">
            <text:p>0522 <text:s/>131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5" office:value-type="string">
            <text:p>baadaam[almond / zamiyniy?[earth / raa[make / duwst[fellow / dooram[have</text:p>
          </table:table-cell>
          <table:table-cell table:style-name="ce25" office:value-type="string">
            <text:p>I like peanuts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3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5" office:value-type="string">
            <text:p>shekjaar[sugar / siyaa_h[black</text:p>
          </table:table-cell>
          <table:table-cell table:style-name="ce27" office:value-type="string">
            <text:p>I like black sugar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3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5" office:value-type="string">
            <text:p>adabiyaat[literature / dhapaniy</text:p>
          </table:table-cell>
          <table:table-cell table:style-name="ce27" office:value-type="string">
            <text:p>I like japanese classic literature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3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5" office:value-type="string">
            <text:p>cheraa[why / aan[it / dooriy[you-have</text:p>
          </table:table-cell>
          <table:table-cell table:style-name="ce27" office:value-type="string">
            <text:p>why do you like it?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3">
            <text:p>0522 <text:s/>1316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5" office:value-type="string">
            <text:p>ziyraa[because / uwn[this / dhahaaniy[world / <text:s/>raa[make / nashaan[show / mei[? / dahad[give</text:p>
          </table:table-cell>
          <table:table-cell table:style-name="ce27" office:value-type="string">
            <text:p>because it shows me a world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3">
            <text:p>0522 <text:s/>1316</text:p>
          </table:table-cell>
          <table:table-cell table:number-columns-repeated="1011"/>
        </table:table-row>
        <table:table-row table:style-name="ro6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5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7" office:value-type="string">
            <text:p>風が吹いている。風が吹いていない。どっちですか？</text:p>
          </table:covered-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3">
            <text:p>0522 <text:s/>1316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5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3">
            <text:p>0522 <text:s/>131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5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4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4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4">
            <text:p>0522 <text:s/>1316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3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4">
            <text:p>0522 <text:s/>131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5"/>
          <table:table-cell table:style-name="ce27" office:value-type="string">
            <text:p>it was wednesday, the twelfth of May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4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5" office:value-type="string">
            <text:p>davooz'dahom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4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5" office:value-type="string">
            <text:p>shiyr / naar'giyl?[coconut</text:p>
          </table:table-cell>
          <table:table-cell table:style-name="ce27" office:value-type="string">
            <text:p>I like coconut milk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5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5" office:value-type="string">
            <text:p>sedoye</text:p>
          </table:table-cell>
          <table:table-cell table:style-name="ce27" office:value-type="string">
            <text:p>I like the sound of flute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5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5" office:value-type="string">
            <text:p>tschaqzadan?</text:p>
          </table:table-cell>
          <table:table-cell table:style-name="ce27" office:value-type="string">
            <text:p>I do not like creeking sound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5">
            <text:p>0522 <text:s/>131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5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5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5" office:value-type="string" table:number-columns-spanned="2" table:number-rows-spanned="1">
            <text:p>あなたの名前はなんですか？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5">
            <text:p>0522 <text:s/>1316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9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</text:span><text:span text:style-name="T1">来て、どのくらい経ちますか？</text:span></text:p>
            <text:p><text:span text:style-name="T1"/>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6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5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6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6">
            <text:p>0522 <text:s/>1316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32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6">
            <text:p>0522 <text:s/>13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2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6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32" office:value-type="string" table:number-columns-spanned="2" table:number-rows-spanned="1">
            <text:p>이런 식으로 숨이 징글 구멍의 상단에 닿습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6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5"/>
          <table:table-cell table:style-name="ce27" office:value-type="string">
            <text:p>it was thursday, thirteenth of May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6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7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5" office:value-type="string" table:number-columns-spanned="2" table:number-rows-spanned="1">
            <text:p>he got injured. / he needs help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7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5" office:value-type="string" table:number-columns-spanned="2" table:number-rows-spanned="1">
            <text:p>今日はとても暑いです。少し休みましょう。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7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5" office:value-type="string" table:number-columns-spanned="2" table:number-rows-spanned="1">
            <text:p>Dwa. Wszystko na ziemi. Do placu zabaw. / kuro wraciła sama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7">
            <text:p>0522 <text:s/>131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5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8">
            <text:p>0522 <text:s/>1316</text:p>
          </table:table-cell>
          <table:table-cell table:number-columns-repeated="1011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8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31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8">
            <text:p>0522 <text:s/>1316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2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8">
            <text:p>0522 <text:s/>1316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2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8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5"/>
          <table:table-cell table:style-name="ce27" office:value-type="string">
            <text:p>it was friday, fourteenth of May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8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9">
            <text:p>0522 <text:s/>131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9">
            <text:p>0522 <text:s/>131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9">
            <text:p>0522 <text:s/>131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5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09">
            <text:p>0522 <text:s/>131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5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">
            <text:p>0522 <text:s/>13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1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38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">
            <text:p>0522 <text:s/>1316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31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38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5"/>
          <table:table-cell table:style-name="ce27" office:value-type="string">
            <text:p>it was saturday, fifteenth of May.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">
            <text:p>0522 <text:s/>1316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1">
            <text:p>0522 <text:s/>13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1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1">
            <text:p>0522 <text:s/>131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5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2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2">
            <text:p>0522 <text:s/>1316</text:p>
          </table:table-cell>
          <table:table-cell table:number-columns-repeated="1011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4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2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5"/>
          <table:table-cell table:style-name="ce27" office:value-type="string">
            <text:p>it was sunday, sixteenth of May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2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2">
            <text:p>0522 <text:s/>1316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38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3">
            <text:p>0522 <text:s/>13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38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3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5" office:value-type="string" table:number-columns-spanned="2" table:number-rows-spanned="1">
            <text:p>Po pierwsze, Chroman. Masaż, „Staczanie w dół”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3">
            <text:p>0522 <text:s/>1316</text:p>
          </table:table-cell>
          <table:table-cell table:number-columns-repeated="1011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5" office:value-type="string" table:number-columns-spanned="2" table:number-rows-spanned="1">
            <text:p>Po zjedzeniu pasty Kuro kładzie się na ziemię. Masaż jeszcze raz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4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5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4">
            <text:p>0522 <text:s/>131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5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4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5" office:value-type="string" table:number-columns-spanned="2" table:number-rows-spanned="1">
            <text:p>это был понедельник, семнадцать мая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4">
            <text:p>0522 <text:s/>131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5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4">
            <text:p>0522 <text:s/>1316</text:p>
          </table:table-cell>
          <table:table-cell table:number-columns-repeated="1011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31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27"/>
          <table:table-cell table:style-name="ce27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5">
            <text:p>0522 <text:s/>131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31" office:value-type="string">
            <text:p>ithnayni / </text:p>
          </table:table-cell>
          <table:table-cell table:style-name="ce27" office:value-type="string">
            <text:p>it was monday, the seventeenth of May</text:p>
          </table:table-cell>
          <table:table-cell table:style-name="ce27" table:number-columns-spanned="2" table:number-rows-spanned="1"/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5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31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5">
            <text:p>0522 <text:s/>1316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9T09:30:46.48">
            <text:p>051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bức tường đó là cao. / đây là tầng bảy.</text:p>
          </table:table-cell>
          <table:table-cell table:style-name="ce31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27" office:value-type="string">
            <text:p>この床は、広いです。あの壁は、高いです。</text:p>
          </table:covered-table-cell>
          <table:table-cell table:style-name="ce38" office:value-type="string" table:number-columns-spanned="2" table:number-rows-spanned="1">
            <text:p>이 층은 넓습니다. 저 벽은 높다. / 7 층입니다.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5">
            <text:p>0522 <text:s/>1316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iết mấy giờ nó sẽ kết thúc không? / nó kết thúc lúc bốn giờ chiều.</text:p>
          </table:table-cell>
          <table:table-cell table:style-name="ce31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27" office:value-type="string">
            <text:p>何時に終わるか、知っていますか。午後４時に、終わります。</text:p>
          </table:covered-table-cell>
          <table:table-cell table:style-name="ce38" office:value-type="string" table:number-columns-spanned="2" table:number-rows-spanned="1">
            <text:p>언제 끝날지 아십니까? / 오후 4시에 끝납니다.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5">
            <text:p>0522 <text:s/>131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가 지상에 있었다. / 내가 옹벽 근처까지 달했을 때 달려왔다. / 그리고 미케도 내리고왔다.</text:p>
          </table:table-cell>
          <table:table-cell table:style-name="ce31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27"/>
          <table:table-cell table:style-name="ce27" table:number-columns-spanned="2" table:number-rows-spanned="1"/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5">
            <text:p>0522 <text:s/>131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5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27"/>
          <table:table-cell table:style-name="ce27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6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 가위를 본 때, 뭔가 특별한 물건이라고 느꼈던 걸 기억하고 있어요.</text:p>
          </table:table-cell>
          <table:table-cell table:style-name="ce31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27"/>
          <table:table-cell table:style-name="ce27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6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wtorek, osiemnasty maja.</text:p>
          </table:table-cell>
          <table:table-cell table:style-name="ce31" office:value-type="string" table:number-columns-spanned="2" table:number-rows-spanned="1">
            <text:p>это был вторник, восемна'дцатое мая.</text:p>
          </table:table-cell>
          <table:covered-table-cell table:style-name="ce27"/>
          <table:table-cell table:style-name="ce27" office:value-type="string" table:number-columns-spanned="2" table:number-rows-spanned="1">
            <text:p>đó là thứ ba , ngày mười tám tháng[달 năm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6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a dla każdego dźwięku.</text:p>
          </table:table-cell>
          <table:table-cell table:style-name="ce31" office:value-type="string" table:number-columns-spanned="2" table:number-rows-spanned="1">
            <text:p>шино: упражнения на каждый звук.</text:p>
          </table:table-cell>
          <table:covered-table-cell table:style-name="ce27"/>
          <table:table-cell table:style-name="ce27" table:number-columns-spanned="2" table:number-rows-spanned="1"/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6">
            <text:p>0522 <text:s/>131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, te wychodzili wczoraj równomiernie, to znaczy, dźwięki wychodzili w sposób ciągły, bez przerwy tu i tam.</text:p>
          </table:table-cell>
          <table:table-cell table:style-name="ce31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27"/>
          <table:table-cell table:style-name="ce38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6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ثامن عشر من مايو.</text:p>
          </table:table-cell>
          <table:table-cell table:style-name="ce31"/>
          <table:table-cell table:style-name="ce27" office:value-type="string">
            <text:p>it was tuesday, the eighteenth of May</text:p>
          </table:table-cell>
          <table:table-cell table:style-name="ce27" table:number-columns-spanned="2" table:number-rows-spanned="1"/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7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هجدهم ماه مه بود.</text:p>
          </table:table-cell>
          <table:table-cell table:style-name="ce31" office:value-type="string">
            <text:p>heji'dahoom</text:p>
          </table:table-cell>
          <table:table-cell table:style-name="ce27"/>
          <table:table-cell table:style-name="ce27" table:number-columns-spanned="2" table:number-rows-spanned="1"/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7">
            <text:p>0522 <text:s/>131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22" office:value-type="string">
            <text:p>بادام زمينی. / من واقعا دوستش دارم.</text:p>
          </table:table-cell>
          <table:table-cell table:style-name="ce25" office:value-type="string">
            <text:p>baadaam[almond / zamiyniy? / voogh'AAn[really / duwst'ashi[like-it</text:p>
          </table:table-cell>
          <table:table-cell table:style-name="ce27" office:value-type="string" table:number-columns-spanned="2" table:number-rows-spanned="1">
            <text:p>Orzeszki ziemne. / Naprawdę to lubie.</text:p>
          </table:table-cell>
          <table:covered-table-cell table:style-name="ce27"/>
          <table: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7">
            <text:p>0522 <text:s/>1316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0T10:05:08.699999">
            <text:p>0520</text:p>
          </table:table-cell>
          <table:table-cell table:style-name="ce8" office:value-type="string">
            <text:p>v1</text:p>
          </table:table-cell>
          <table:table-cell table:style-name="ce23" office:value-type="string">
            <text:p>đi lên lầu. tôi đến từ tầng đưới.</text:p>
          </table:table-cell>
          <table:table-cell table:style-name="ce36" office:value-type="string" table:number-columns-spanned="2" table:number-rows-spanned="1">
            <text:p>上の階へ行きます。下の階から来ました。</text:p>
          </table:table-cell>
          <table:covered-table-cell table:style-name="ce39" office:value-type="string">
            <text:p>上の階へ行きます。下の階から来ました。</text:p>
          </table:covered-table-cell>
          <table:table-cell table:style-name="ce38" office:value-type="string" table:number-columns-spanned="2" table:number-rows-spanned="1">
            <text:p>위층으로 간다. 나는 아래층에서 왔습니다.</text:p>
          </table:table-cell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7">
            <text:p>0522 <text:s/>131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3" office:value-type="string">
            <text:p>tôi đau ngón tay của tôi. / tôi đạp vai vào tường. / tôi đạp chân vào cây gỗ vuông.</text:p>
          </table:table-cell>
          <table:table-cell table:style-name="ce36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39" office:value-type="string">
            <text:p>指を怪我しました。肩を壁にぶつけました。足を角材にぶつけました。</text:p>
          </table:covered-table-cell>
          <table:table-cell table:style-name="ce38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7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난 무렵 모두 지상의 평평하게 되어있는 장소까지 이미 와 있었다.</text:p>
          </table:table-cell>
          <table:table-cell table:style-name="ce31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27"/>
          <table:table-cell table:style-name="ce27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7">
            <text:p>0522 <text:s/>131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시간이 이미 늦었기 때문에 마사지는 하지 않고 즉시 옹벽으로 갔다. 크로는 스스로, 미케는 내가 올렸다.</text:p>
          </table:table-cell>
          <table:table-cell table:style-name="ce31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27"/>
          <table:table-cell table:style-name="ce27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8">
            <text:p>0522 <text:s/>13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ziewiętnasty maja.</text:p>
          </table:table-cell>
          <table:table-cell table:style-name="ce25" office:value-type="string" table:number-columns-spanned="2" table:number-rows-spanned="1">
            <text:p>it was wednesday, nineteenth of May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8">
            <text:p>0522 <text:s/>1316</text:p>
          </table:table-cell>
          <table:table-cell table:number-columns-repeated="1011"/>
        </table:table-row>
        <table:table-row table:style-name="ro41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1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27"/>
          <table:table-cell table:style-name="ce27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8">
            <text:p>0522 <text:s/>131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تاسع عشر من مايو.</text:p>
          </table:table-cell>
          <table:table-cell table:style-name="ce25"/>
          <table:table-cell table:style-name="ce27" office:value-type="string">
            <text:p>it was wednesday, nineteenth of May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9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نوزدهم ماه مه بود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9">
            <text:p>0522 <text:s/>131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1T10:22:04.7">
            <text:p>052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không có mây. / trời rất nóng.</text:p>
          </table:table-cell>
          <table:table-cell table:style-name="ce36" office:value-type="string" table:number-columns-spanned="2" table:number-rows-spanned="1">
            <text:p>今日は雲がない。とても暑いです。</text:p>
          </table:table-cell>
          <table:covered-table-cell table:style-name="ce39" office:value-type="string">
            <text:p>今日は雲がない。とても暑いです。</text:p>
          </table:covered-table-cell>
          <table:table-cell table:style-name="ce38" table:number-columns-spanned="2" table:number-rows-spanned="1"/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9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gì[something~1 đó</text:p>
          </table:table-cell>
          <table:table-cell table:style-name="ce36" office:value-type="string" table:number-columns-spanned="2" table:number-rows-spanned="1">
            <text:p>水を飲みたいですか。何か食べたいですか。</text:p>
          </table:table-cell>
          <table:covered-table-cell table:style-name="ce39"/>
          <table:table-cell table:style-name="ce38" office:value-type="string" table:number-columns-spanned="2" table:number-rows-spanned="1">
            <text:p>물을 마시고 싶습니까? 뭔가 먹고 싶습니까?</text:p>
          </table:table-cell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9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trời sẽ mưa hôm nay.</text:p>
          </table:table-cell>
          <table:table-cell table:style-name="ce36" office:value-type="string" table:number-columns-spanned="2" table:number-rows-spanned="1">
            <text:p>今日は、雨が降ります。</text:p>
          </table:table-cell>
          <table:covered-table-cell table:style-name="ce39"/>
          <table:table-cell table:style-name="ce38" office:value-type="string" table:number-columns-spanned="2" table:number-rows-spanned="1">
            <text:p>오늘 비가 오겠습니다.</text:p>
          </table:table-cell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9">
            <text:p>0522 <text:s/>1316</text:p>
          </table:table-cell>
          <table:table-cell table:number-columns-repeated="1011"/>
        </table:table-row>
        <table:table-row table:style-name="ro3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비가 약간 내리고 있었지만 두 마리 모두 옹벽으로 나왔다.</text:p>
          </table:table-cell>
          <table:table-cell table:style-name="ce25" office:value-type="string" table:number-columns-spanned="2" table:number-rows-spanned="1">
            <text:p>Trochę padało, ale obaj wyszli do muru oporowego.</text:p>
          </table:table-cell>
          <table:covered-table-cell table:style-name="ce27"/>
          <table:table-cell table:style-name="ce27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19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고체를 준 후 보도 쪽을 보면, 고양이의 그림자. 돈이다.</text:p>
          </table:table-cell>
          <table:table-cell table:style-name="ce25" office:value-type="string" table:number-columns-spanned="2" table:number-rows-spanned="1">
            <text:p>Patrząc na chodnik po oddaniu solidnego, kociego cienia. To Ton.</text:p>
          </table:table-cell>
          <table:covered-table-cell table:style-name="ce27"/>
          <table:table-cell table:style-name="ce27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">
            <text:p>0522 <text:s/>1316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6">
            <text:p>6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5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27"/>
          <table:table-cell table:style-name="ce27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7">
            <text:p>7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공원으로 돌아가려고 했을 때, 크로가 옹벽 위으로 걸어왔다.</text:p>
          </table:table-cell>
          <table:table-cell table:style-name="ce25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27"/>
          <table:table-cell table:style-name="ce27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dwudziesty maja.</text:p>
          </table:table-cell>
          <table:table-cell table:style-name="ce25" table:number-columns-spanned="2" table:number-rows-spanned="1"/>
          <table:covered-table-cell table:style-name="ce27"/>
          <table:table-cell table:style-name="ce11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1">
            <text:p>0522 <text:s/>131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dmuchanie dźwięków. dźwięki "dai-kan"-u.</text:p>
          </table:table-cell>
          <table:table-cell table:style-name="ce25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1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عشرين من مايو.</text:p>
          </table:table-cell>
          <table:table-cell table:style-name="ce25"/>
          <table:table-cell table:style-name="ce27" office:value-type="string">
            <text:p>it was thursday, twentieth of May</text:p>
          </table:table-cell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1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86">
            <text:p>186</text:p>
          </table:table-cell>
          <table:table-cell table:style-name="ce3" table:formula="of:=[.B18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بيستم ماه مه بود.</text:p>
          </table:table-cell>
          <table:table-cell table:style-name="ce25" office:value-type="string">
            <text:p>biystom?</text:p>
          </table:table-cell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1">
            <text:p>0522 <text:s/>1316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2T12:11:21.05">
            <text:p>0522</text:p>
          </table:table-cell>
          <table:table-cell table:style-name="ce8" office:value-type="string">
            <text:p>v1</text:p>
          </table:table-cell>
          <table:table-cell table:style-name="ce24" office:value-type="string">
            <text:p>anh ấy bị thương. / anh ấy cần giúp đõ.</text:p>
          </table:table-cell>
          <table:table-cell table:style-name="ce36" office:value-type="string" table:number-columns-spanned="2" table:number-rows-spanned="1">
            <text:p>he got injured. / he needs help.</text:p>
          </table:table-cell>
          <table:covered-table-cell table:style-name="ce39" office:value-type="string">
            <text:p>he got injured. / he needs help.</text:p>
          </table:covered-table-cell>
          <table:table-cell table:style-name="ce38" table:number-columns-spanned="2" table:number-rows-spanned="1"/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1">
            <text:p>0522 <text:s/>1316</text:p>
          </table:table-cell>
          <table:table-cell table:number-columns-repeated="1011"/>
        </table:table-row>
        <table:table-row table:style-name="ro37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4" office:value-type="string">
            <text:p>cơn gió đang thổi. gió đang không thổi. đó là cái nào.</text:p>
          </table:table-cell>
          <table:table-cell table:style-name="ce36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39"/>
          <table:table-cell table:style-name="ce38" table:number-columns-spanned="2" table:number-rows-spanned="1"/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2">
            <text:p>0522 <text:s/>1316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24" office:value-type="string">
            <text:p>gọi xe cấp cứu.</text:p>
          </table:table-cell>
          <table:table-cell table:style-name="ce36" office:value-type="string" table:number-columns-spanned="2" table:number-rows-spanned="1">
            <text:p>救急車を呼びます。</text:p>
          </table:table-cell>
          <table:covered-table-cell table:style-name="ce39"/>
          <table:table-cell table:style-name="ce38" table:number-columns-spanned="2" table:number-rows-spanned="1"/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2">
            <text:p>0522 <text:s/>1316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24" office:value-type="string">
            <text:p>tôi đang đi tới bệnh viện.</text:p>
          </table:table-cell>
          <table:table-cell table:style-name="ce36" office:value-type="string" table:number-columns-spanned="2" table:number-rows-spanned="1">
            <text:p>病院に行きます。</text:p>
          </table:table-cell>
          <table:covered-table-cell table:style-name="ce39"/>
          <table:table-cell table:style-name="ce38" table:number-columns-spanned="2" table:number-rows-spanned="1"/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2">
            <text:p>0522 <text:s/>13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36" table:number-columns-spanned="2" table:number-rows-spanned="1"/>
          <table:covered-table-cell table:style-name="ce39"/>
          <table:table-cell table:style-name="ce38" table:number-columns-spanned="2" table:number-rows-spanned="1"/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3">
            <text:p>0522 <text:s/>131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, 이불에서 나와 이불을 개다.</text:p>
          </table:table-cell>
          <table:table-cell table:style-name="ce36" office:value-type="string" table:number-columns-spanned="2" table:number-rows-spanned="1">
            <text:p>朝起きたら、布団から出て、布団を畳む。</text:p>
          </table:table-cell>
          <table:covered-table-cell table:style-name="ce39"/>
          <table:table-cell table:style-name="ce38" office:value-type="string" table:number-columns-spanned="2" table:number-rows-spanned="1">
            <text:p>Kiedy budzisz się rano, wyjdź z koca i otwórz koc.</text:p>
          </table:table-cell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3">
            <text:p>0522 <text:s/>131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7">
            <text:p>7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불을 접는 때 내가 조심하는 건 허리.</text:p>
          </table:table-cell>
          <table:table-cell table:style-name="ce36" office:value-type="string" table:number-columns-spanned="2" table:number-rows-spanned="1">
            <text:p>布団を畳む時、気をつけていることは、腰。</text:p>
          </table:table-cell>
          <table:covered-table-cell table:style-name="ce39"/>
          <table:table-cell table:style-name="ce38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3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dwudziesty pierwszy maja.</text:p>
          </table:table-cell>
          <table:table-cell table:style-name="ce36" table:number-columns-spanned="2" table:number-rows-spanned="1"/>
          <table:covered-table-cell table:style-name="ce39"/>
          <table:table-cell table:style-name="ce38" table:number-columns-spanned="2" table:number-rows-spanned="1"/>
          <table:covered-table-cell table:style-name="ce43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3">
            <text:p>0522 <text:s/>1316</text:p>
          </table:table-cell>
          <table:table-cell table:number-columns-repeated="1011"/>
        </table:table-row>
        <table:table-row table:style-name="ro35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1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27"/>
          <table:table-cell table:style-name="ce11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40.24">
            <text:p>0522 <text:s/>131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0">
            <text:p>10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/ zacząłem używać innych mięśni, aby powstrzymać te mięsień, który jest obecnie w napięciu, aby utrzymać dolną wargę.</text:p>
          </table:table-cell>
          <table:table-cell table:style-name="ce25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27"/>
          <table:table-cell table:style-name="ce11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حادي وعشرين من مايو.</text:p>
          </table:table-cell>
          <table:table-cell table:style-name="ce25"/>
          <table:table-cell table:style-name="ce27" office:value-type="string">
            <text:p>it was friday, twenty-first of May.</text:p>
          </table:table-cell>
          <table:table-cell table:style-name="ce11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98">
            <text:p>198</text:p>
          </table:table-cell>
          <table:table-cell table:style-name="ce3" table:formula="of:=[.B199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بيست و يکم ماه مه بود.</text:p>
          </table:table-cell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9">
            <text:p>19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0">
            <text:p>20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1">
            <text:p>20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2">
            <text:p>20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3">
            <text:p>20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4">
            <text:p>20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5">
            <text:p>20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6">
            <text:p>20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99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7">
            <text:p>20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8">
            <text:p>20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9">
            <text:p>20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10">
            <text:p>21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11">
            <text:p>21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12">
            <text:p>21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13">
            <text:p>21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14">
            <text:p>21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15">
            <text:p>21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16">
            <text:p>21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17">
            <text:p>21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18">
            <text:p>21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2T13:16:36.16">
            <text:p>0522 <text:s/>1316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22T13:16:40.24">
            <text:p>0522 <text:s/>1316</text:p>
          </table:table-cell>
          <table:table-cell table:style-name="ce6" table:formula="of:=NOW()" office:value-type="date" office:date-value="2021-05-22T13:16:40.24">
            <text:p>0522 <text:s/>1316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2T13:16:40.24">
            <text:p>0522 <text:s/>13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3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2021/05/22</text:date>, <text:time>13:16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22T13:16:39.28</dc:date>
    <dc:creator>iwabuchi ken</dc:creator>
    <meta:editing-duration>P3DT2H23M15S</meta:editing-duration>
    <meta:editing-cycles>414</meta:editing-cycles>
    <meta:generator>OpenOffice/4.1.3$Win32 OpenOffice.org_project/413m1$Build-9783</meta:generator>
    <meta:document-statistic meta:table-count="2" meta:cell-count="1572" meta:object-count="0"/>
  </office:meta>
</office:document-meta>
</file>